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3">
      <style:table-cell-properties fo:border="thin solid #000000" style:vertical-align="automatic" fo:background-color="#DDDDDD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fo:border="thin solid #000000" style:vertical-align="top" fo:background-color="transparent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="thin solid #000000" fo:background-color="#DDDDDD"/>
    </style:style>
    <style:style style:name="ce8" style:family="table-cell" style:parent-style-name="Default" style:data-style-name="N2">
      <style:table-cell-properties fo:border="thin solid #000000"/>
    </style:style>
    <style:style style:name="ce9" style:family="table-cell" style:parent-style-name="Default" style:data-style-name="N3">
      <style:table-cell-properties fo:border="thin solid #000000" fo:background-color="#DDDDDD"/>
    </style:style>
    <style:style style:name="ce10" style:family="table-cell" style:parent-style-name="Default" style:data-style-name="N2">
      <style:table-cell-properties fo:border="thin solid #000000" fo:background-color="#CFE7F5"/>
    </style:style>
    <style:style style:name="ce11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fo:border="thin solid #000000" style:vertical-align="automatic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38666666666667cm"/>
    </style:style>
    <style:style style:name="co2" style:family="table-column">
      <style:table-column-properties fo:break-before="auto" style:column-width="2.24366666666667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1.98966666666667cm"/>
    </style:style>
    <style:style style:name="co5" style:family="table-column">
      <style:table-column-properties fo:break-before="auto" style:column-width="2.159cm" style:use-optimal-column-width="true"/>
    </style:style>
    <style:style style:name="co6" style:family="table-column">
      <style:table-column-properties fo:break-before="auto" style:column-width="1.48166666666667cm" style:use-optimal-column-width="true"/>
    </style:style>
    <style:style style:name="co7" style:family="table-column">
      <style:table-column-properties fo:break-before="auto" style:column-width="1.7145cm"/>
    </style:style>
    <style:style style:name="co8" style:family="table-column">
      <style:table-column-properties fo:break-before="auto" style:column-width="2.54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37">
      <style:graphic-properties draw:stroke="solid" svg:stroke-color="#000000" draw:auto-grow-width="false" draw:auto-grow-height="false"/>
    </style:style>
    <style:style style:family="graphic" style:name="a38">
      <style:graphic-properties draw:stroke="solid" svg:stroke-color="#000000" draw:auto-grow-width="false" draw:auto-grow-height="false"/>
    </style:style>
    <style:style style:family="graphic" style:name="a39">
      <style:graphic-properties draw:stroke="solid" svg:stroke-color="#000000" draw:auto-grow-width="false" draw:auto-grow-height="false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in" fo:padding-bottom="0in" fo:padding-left="0in" fo:padding-right="0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0">
      <style:graphic-properties draw:stroke="solid" svg:stroke-color="#000000" draw:auto-grow-width="false" draw:auto-grow-height="fals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draw:stroke="solid" svg:stroke-color="#000000" draw:auto-grow-width="false" draw:auto-grow-height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draw:stroke="solid" svg:stroke-color="#000000" draw:auto-grow-width="false" draw:auto-grow-height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3">
      <style:graphic-properties draw:stroke="solid" svg:stroke-color="#000000" draw:auto-grow-width="false" draw:auto-grow-height="fals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>
      <style:graphic-properties draw:stroke="solid" svg:stroke-color="#000000" draw:auto-grow-width="false" draw:auto-grow-height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draw:stroke="solid" svg:stroke-color="#000000" draw:auto-grow-width="false" draw:auto-grow-height="false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6">
      <style:graphic-properties draw:stroke="solid" svg:stroke-color="#000000" draw:auto-grow-width="false" draw:auto-grow-height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">
      <style:graphic-properties draw:stroke="solid" svg:stroke-color="#000000" draw:auto-grow-width="false" draw:auto-grow-height="false"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 draw:stroke="solid" svg:stroke-color="#000000" draw:auto-grow-width="false" draw:auto-grow-height="false"/>
    </style:style>
    <style:style style:family="graphic" style:name="a33">
      <style:graphic-properties draw:stroke="solid" svg:stroke-color="#000000" draw:auto-grow-width="false" draw:auto-grow-height="false"/>
    </style:style>
    <style:style style:family="graphic" style:name="a34">
      <style:graphic-properties draw:stroke="solid" svg:stroke-color="#000000" draw:auto-grow-width="false" draw:auto-grow-height="false"/>
    </style:style>
    <style:style style:family="graphic" style:name="a35">
      <style:graphic-properties draw:stroke="solid" svg:stroke-color="#000000" draw:auto-grow-width="false" draw:auto-grow-height="false"/>
    </style:style>
    <style:style style:family="graphic" style:name="a36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reas" table:style-name="ta1">
        <table:shapes>
          <draw:custom-shape svg:x="0in" svg:y="0in" svg:width="0.0004in" svg:height="0.0004in" draw:z-index="1" draw:id="id0" draw:style-name="a2" draw:name="Comment 3">
            <svg:title/>
            <svg:desc/>
            <text:p text:style-name="a1" text:class-names="" text:cond-style-name=""><text:span text:style-name="a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2" draw:id="id1" draw:style-name="a5" draw:name="Comment 1">
            <svg:title/>
            <svg:desc/>
            <text:p text:style-name="a4" text:class-names="" text:cond-style-name=""><text:span text:style-name="a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3" draw:id="id2" draw:style-name="a8" draw:name="Comment 2">
            <svg:title/>
            <svg:desc/>
            <text:p text:style-name="a7" text:class-names="" text:cond-style-name=""><text:span text:style-name="a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4" draw:id="id3" draw:style-name="a11" draw:name="Comment 8">
            <svg:title/>
            <svg:desc/>
            <text:p text:style-name="a10" text:class-names="" text:cond-style-name=""><text:span text:style-name="a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5" draw:id="id4" draw:style-name="a14" draw:name="Comment 9">
            <svg:title/>
            <svg:desc/>
            <text:p text:style-name="a13" text:class-names="" text:cond-style-name=""><text:span text:style-name="a1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6" draw:id="id5" draw:style-name="a17" draw:name="Comment 6">
            <svg:title/>
            <svg:desc/>
            <text:p text:style-name="a16" text:class-names="" text:cond-style-name=""><text:span text:style-name="a1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7" draw:id="id6" draw:style-name="a20" draw:name="Comment 10">
            <svg:title/>
            <svg:desc/>
            <text:p text:style-name="a19" text:class-names="" text:cond-style-name=""><text:span text:style-name="a1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8" draw:id="id7" draw:style-name="a23" draw:name="Comment 11">
            <svg:title/>
            <svg:desc/>
            <text:p text:style-name="a22" text:class-names="" text:cond-style-name=""><text:span text:style-name="a2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9" draw:id="id8" draw:style-name="a26" draw:name="Comment 12">
            <svg:title/>
            <svg:desc/>
            <text:p text:style-name="a25" text:class-names="" text:cond-style-name=""><text:span text:style-name="a2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10" draw:id="id9" draw:style-name="a29" draw:name="Comment 13">
            <svg:title/>
            <svg:desc/>
            <text:p text:style-name="a28" text:class-names="" text:cond-style-name=""><text:span text:style-name="a2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7" table:number-columns-repeated="1015" table:default-cell-style-name="ce1"/>
        <table:table-column table:style-name="co8" table:number-columns-repeated="15361" table:default-cell-style-name="ce1"/>
        <table:table-row table:style-name="ro1">
          <table:table-cell table:style-name="ce2"/>
          <table:table-cell office:value-type="string" table:style-name="ce2">
            <text:p>CPU C=</text:p>
          </table:table-cell>
          <table:table-cell office:value-type="float" office:value="8" table:style-name="ce3">
            <office:annotation draw:style-name="a32" svg:x="3.475in" svg:y="0in" svg:width="1.075in" svg:height="0.716666666666667in">
              <dc:creator/>
              <text:p><text:span text:style-name="T1">Number of available CPUs in the test machine</text:span></text:p>
            </office:annotation>
            <text:p>8</text:p>
          </table:table-cell>
          <table:table-cell office:value-type="string" table:number-columns-spanned="4" table:number-rows-spanned="1" table:style-name="ce11">
            <text:p>optimizations</text:p>
          </table:table-cell>
          <table:covered-table-cell table:number-columns-repeated="3"/>
          <table:table-cell office:value-type="string" table:number-columns-spanned="6" table:number-rows-spanned="1" table:style-name="ce12">
            <text:p>concurrency level</text:p>
          </table:table-cell>
          <table:covered-table-cell table:number-columns-repeated="5"/>
          <table:table-cell table:number-columns-repeated="16371"/>
        </table:table-row>
        <table:table-row table:style-name="ro1">
          <table:table-cell table:style-name="ce4"/>
          <table:table-cell office:value-type="string" table:style-name="ce4">
            <text:p>Level:</text:p>
          </table:table-cell>
          <table:table-cell office:value-type="string" table:style-name="ce5">
            <office:annotation draw:style-name="a33" svg:x="3.15in" svg:y="0.025in" svg:width="1.075in" svg:height="0.716666666666667in">
              <dc:creator>Allan Berrocal</dc:creator>
              <text:p><text:span text:style-name="T1">Serial</text:span></text:p>
            </office:annotation>
            <text:p>S</text:p>
          </table:table-cell>
          <table:table-cell office:value-type="string" table:style-name="ce5">
            <office:annotation draw:style-name="a34" svg:x="4.01666666666667in" svg:y="0in" svg:width="1.125in" svg:height="0.7in">
              <dc:creator/>
              <text:p>Serial version</text:p>
            </office:annotation>
            <text:p>tarea01</text:p>
          </table:table-cell>
          <table:table-cell office:value-type="string" table:style-name="ce5">
            <office:annotation draw:style-name="a35" svg:x="4.8in" svg:y="0in" svg:width="1.125in" svg:height="0.7in">
              <dc:creator/>
              <text:p>Concurrent version (Pthread)</text:p>
            </office:annotation>
            <text:p>tarea02</text:p>
          </table:table-cell>
          <table:table-cell office:value-type="string" table:style-name="ce5">
            <office:annotation draw:style-name="a36" svg:x="5.59166666666667in" svg:y="0in" svg:width="1.125in" svg:height="1.19166666666667in">
              <dc:creator/>
              <text:p>Dynamic mapping of numbers (leave empty if you skipped this version)</text:p>
            </office:annotation>
            <text:p>optim01</text:p>
          </table:table-cell>
          <table:table-cell office:value-type="string" table:style-name="ce5">
            <office:annotation draw:style-name="a37" svg:x="6.56666666666667in" svg:y="0in" svg:width="0.925in" svg:height="0.7in">
              <dc:creator/>
              <text:p>Free proposal</text:p>
            </office:annotation>
            <text:p>optim02</text:p>
          </table:table-cell>
          <table:table-cell office:value-type="float" office:value="1" table:formula="of:=1" table:style-name="ce5">
            <office:annotation draw:style-name="a38" svg:x="7.075in" svg:y="0.025in" svg:width="1.16666666666667in" svg:height="0.716666666666667in">
              <dc:creator>Allan Berrocal</dc:creator>
              <text:p><text:span text:style-name="T1">Un solo hilo</text:span></text:p>
            </office:annotation>
            <text:p>1</text:p>
          </table:table-cell>
          <table:table-cell office:value-type="string" table:style-name="ce5">
            <office:annotation draw:style-name="a39" svg:x="7.75in" svg:y="0.025in" svg:width="1.075in" svg:height="0.716666666666667in">
              <dc:creator>Allan Berrocal</dc:creator>
              <text:p><text:span text:style-name="T1">Tantos hilos como la mitad de CPUs hay en la computadora que ejecuta el programa</text:span><text:span text:style-name="T1"/></text:p>
              <text:p/>
            </office:annotation>
            <text:p>.5C</text:p>
          </table:table-cell>
          <table:table-cell office:value-type="string" table:style-name="ce5">
            <office:annotation draw:style-name="a40" svg:x="8.425in" svg:y="0.025in" svg:width="1.075in" svg:height="0.716666666666667in">
              <dc:creator>Allan Berrocal</dc:creator>
              <text:p><text:span text:style-name="T1">Tantos hilos como CPUs hay en la computadora que ejecuta el programa</text:span><text:span text:style-name="T1"/></text:p>
              <text:p/>
            </office:annotation>
            <text:p>1C</text:p>
          </table:table-cell>
          <table:table-cell office:value-type="string" table:style-name="ce5">
            <office:annotation draw:style-name="a41" svg:x="9.1in" svg:y="0.025in" svg:width="1.075in" svg:height="0.716666666666667in">
              <dc:creator>Allan Berrocal</dc:creator>
              <text:p><text:span text:style-name="T1">Dos hilos por cada CPU que hay en la computadora que ejecuta el programa</text:span><text:span text:style-name="T1"/></text:p>
              <text:p/>
            </office:annotation>
            <text:p>2C</text:p>
          </table:table-cell>
          <table:table-cell office:value-type="string" table:style-name="ce5">
            <office:annotation draw:style-name="a42" svg:x="11.575in" svg:y="0.025in" svg:width="1.075in" svg:height="0.716666666666667in">
              <dc:creator>Allan Berrocal</dc:creator>
              <text:p><text:span text:style-name="T1">Cuatro hilos por cada CPU que hay en la computadora que ejecuta el programa</text:span><text:span text:style-name="T1"/></text:p>
              <text:p/>
            </office:annotation>
            <text:p>4C</text:p>
          </table:table-cell>
          <table:table-cell office:value-type="string" table:style-name="ce5">
            <office:annotation draw:style-name="a43" svg:x="10.4666666666667in" svg:y="0.025in" svg:width="1.075in" svg:height="0.716666666666667in">
              <dc:creator>Allan Berrocal</dc:creator>
              <text:p><text:span text:style-name="T1">Tantos hilos como números recibe el programa en la entrada estándar</text:span><text:span text:style-name="T1"/></text:p>
              <text:p/>
            </office:annotation>
            <text:p>D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Test File</text:p>
          </table:table-cell>
          <table:table-cell office:value-type="string" table:style-name="ce4">
            <text:p>Threads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8" table:formula="of:=[.$C$1]" table:style-name="ce5">
            <text:p>8</text:p>
          </table:table-cell>
          <table:table-cell office:value-type="float" office:value="8" table:formula="of:=[.$C$1]" table:style-name="ce5">
            <text:p>8</text:p>
          </table:table-cell>
          <table:table-cell office:value-type="float" office:value="8" table:formula="of:=[.$C$1]" table:style-name="ce5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4" table:formula="of:=0.5*[.$C$1]" table:style-name="ce5">
            <text:p>4</text:p>
          </table:table-cell>
          <table:table-cell office:value-type="float" office:value="8" table:formula="of:=1*[.$C$1]" table:style-name="ce5">
            <text:p>8</text:p>
          </table:table-cell>
          <table:table-cell office:value-type="float" office:value="16" table:formula="of:=2*[.$C$1]" table:style-name="ce5">
            <text:p>16</text:p>
          </table:table-cell>
          <table:table-cell office:value-type="float" office:value="32" table:formula="of:=4*[.$C$1]" table:style-name="ce5">
            <text:p>32</text:p>
          </table:table-cell>
          <table:table-cell office:value-type="float" office:value="53" table:formula="of:=[.A6]" table:style-name="ce13">
            <text:p>53</text:p>
          </table:table-cell>
          <table:table-cell table:number-columns-repeated="16371"/>
        </table:table-row>
        <table:table-row table:style-name="ro2">
          <table:table-cell office:value-type="string" table:style-name="ce6">
            <office:annotation draw:style-name="a44" svg:x="1.56666666666667in" svg:y="0.025in" svg:width="1.125in" svg:height="0.816666666666667in">
              <dc:creator/>
              <text:p>Type the test case used to measure the performance</text:p>
            </office:annotation>
            <text:p>input23</text:p>
          </table:table-cell>
          <table:table-cell office:value-type="string" table:style-name="ce7">
            <text:p>Duration</text:p>
          </table:table-cell>
          <table:table-cell office:value-type="float" office:value="768.05799999999999" table:style-name="ce8">
            <text:p>768.06</text:p>
          </table:table-cell>
          <table:table-cell office:value-type="float" office:value="768.05799999999999" table:style-name="ce8">
            <text:p>768.06</text:p>
          </table:table-cell>
          <table:table-cell office:value-type="float" office:value="511.7758" table:style-name="ce8">
            <text:p>511.78</text:p>
          </table:table-cell>
          <table:table-cell office:value-type="float" office:value="245.4024" table:style-name="ce8">
            <text:p>245.40</text:p>
          </table:table-cell>
          <table:table-cell office:value-type="float" office:value="119.75360000000001" table:style-name="ce8">
            <text:p>119.75</text:p>
          </table:table-cell>
          <table:table-cell office:value-type="float" office:value="373.31349999999998" table:style-name="ce8">
            <text:p>373.31</text:p>
          </table:table-cell>
          <table:table-cell office:value-type="float" office:value="142.67449999999999" table:style-name="ce8">
            <text:p>142.67</text:p>
          </table:table-cell>
          <table:table-cell office:value-type="float" office:value="119.75360000000001" table:style-name="ce8">
            <text:p>119.75</text:p>
          </table:table-cell>
          <table:table-cell office:value-type="float" office:value="114.19450000000001" table:style-name="ce8">
            <text:p>114.19</text:p>
          </table:table-cell>
          <table:table-cell office:value-type="float" office:value="113.78959999999999" table:style-name="ce8">
            <text:p>113.79</text:p>
          </table:table-cell>
          <table:table-cell office:value-type="float" office:value="113.1495" table:style-name="ce8">
            <text:p>113.15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Input Size:</text:p>
          </table:table-cell>
          <table:table-cell office:value-type="string" table:style-name="ce9">
            <text:p>Speedup</text:p>
          </table:table-cell>
          <table:table-cell office:value-type="float" office:value="1" table:formula="of:=[.$C$4]/[.C4]" table:style-name="ce10">
            <office:annotation draw:style-name="a45" svg:x="3.475in" svg:y="0.55in" svg:width="1.075in" svg:height="0.716666666666667in">
              <dc:creator/>
              <text:p><text:span text:style-name="T1">Type formula here to calculate the speedup relative to the serial version</text:span></text:p>
            </office:annotation>
            <text:p>1.00</text:p>
          </table:table-cell>
          <table:table-cell office:value-type="float" office:value="1" table:formula="of:=[.$C$4]/[.D4]" table:style-name="ce10">
            <text:p>1.00</text:p>
          </table:table-cell>
          <table:table-cell office:value-type="float" office:value="1.5007704545623297" table:formula="of:=[.$C$4]/[.E4]" table:style-name="ce10">
            <text:p>1.50</text:p>
          </table:table-cell>
          <table:table-cell office:value-type="float" office:value="3.1297900917024446" table:formula="of:=[.$C$4]/[.F4]" table:style-name="ce10">
            <text:p>3.13</text:p>
          </table:table-cell>
          <table:table-cell office:value-type="float" office:value="6.4136527002110997" table:formula="of:=[.$C$4]/[.G4]" table:style-name="ce10">
            <text:p>6.41</text:p>
          </table:table-cell>
          <table:table-cell office:value-type="float" office:value="2.0574075140598986" table:formula="of:=[.$C$4]/[.H4]" table:style-name="ce10">
            <text:p>2.06</text:p>
          </table:table-cell>
          <table:table-cell office:value-type="float" office:value="5.3832885343912196" table:formula="of:=[.$C$4]/[.I4]" table:style-name="ce10">
            <text:p>5.38</text:p>
          </table:table-cell>
          <table:table-cell office:value-type="float" office:value="6.4136527002110997" table:formula="of:=[.$C$4]/[.J4]" table:style-name="ce10">
            <text:p>6.41</text:p>
          </table:table-cell>
          <table:table-cell office:value-type="float" office:value="6.7258755894548337" table:formula="of:=[.$C$4]/[.K4]" table:style-name="ce10">
            <text:p>6.73</text:p>
          </table:table-cell>
          <table:table-cell office:value-type="float" office:value="6.7498084183440321" table:formula="of:=[.$C$4]/[.L4]" table:style-name="ce10">
            <text:p>6.75</text:p>
          </table:table-cell>
          <table:table-cell office:value-type="float" office:value="6.7879928766808515" table:formula="of:=[.$C$4]/[.M4]" table:style-name="ce10">
            <text:p>6.79</text:p>
          </table:table-cell>
          <table:table-cell table:number-columns-repeated="16371"/>
        </table:table-row>
        <table:table-row table:style-name="ro2">
          <table:table-cell office:value-type="float" office:value="53" table:style-name="ce6">
            <office:annotation draw:style-name="a46" svg:x="1.56666666666667in" svg:y="0.45in" svg:width="1.125in" svg:height="1.19166666666667in">
              <dc:creator/>
              <text:p>Type here the input size of the test case used to measure performance.</text:p>
            </office:annotation>
            <text:p>53</text:p>
          </table:table-cell>
          <table:table-cell office:value-type="string" table:style-name="ce9">
            <text:p>Efficiency</text:p>
          </table:table-cell>
          <table:table-cell office:value-type="float" office:value="1" table:formula="of:=[.$C$4]/([.C4]*[.C3])" table:style-name="ce10">
            <office:annotation draw:style-name="a47" svg:x="3.475in" svg:y="0.75in" svg:width="1.075in" svg:height="0.716666666666667in">
              <dc:creator/>
              <text:p><text:span text:style-name="T1">Type formula here to calculate the efficiency relative to the serial version</text:span></text:p>
            </office:annotation>
            <text:p>1.00</text:p>
          </table:table-cell>
          <table:table-cell office:value-type="float" office:value="1" table:formula="of:=[.$C$4]/([.D4]*[.D3])" table:style-name="ce10">
            <text:p>1.00</text:p>
          </table:table-cell>
          <table:table-cell office:value-type="float" office:value="0.18759630682029121" table:formula="of:=[.$C$4]/([.E4]*[.E3])" table:style-name="ce10">
            <text:p>0.19</text:p>
          </table:table-cell>
          <table:table-cell office:value-type="float" office:value="0.39122376146280557" table:formula="of:=[.$C$4]/([.F4]*[.F3])" table:style-name="ce10">
            <text:p>0.39</text:p>
          </table:table-cell>
          <table:table-cell office:value-type="float" office:value="0.80170658752638746" table:formula="of:=[.$C$4]/([.G4]*[.G3])" table:style-name="ce10">
            <text:p>0.80</text:p>
          </table:table-cell>
          <table:table-cell office:value-type="float" office:value="2.0574075140598986" table:formula="of:=[.$C$4]/([.H4]*[.H3])" table:style-name="ce10">
            <text:p>2.06</text:p>
          </table:table-cell>
          <table:table-cell office:value-type="float" office:value="1.3458221335978049" table:formula="of:=[.$C$4]/([.I4]*[.I3])" table:style-name="ce10">
            <text:p>1.35</text:p>
          </table:table-cell>
          <table:table-cell office:value-type="float" office:value="0.80170658752638746" table:formula="of:=[.$C$4]/([.J4]*[.J3])" table:style-name="ce10">
            <text:p>0.80</text:p>
          </table:table-cell>
          <table:table-cell office:value-type="float" office:value="0.4203672243409271" table:formula="of:=[.$C$4]/([.K4]*[.K3])" table:style-name="ce10">
            <text:p>0.42</text:p>
          </table:table-cell>
          <table:table-cell office:value-type="float" office:value="0.210931513073251" table:formula="of:=[.$C$4]/([.L4]*[.L3])" table:style-name="ce10">
            <text:p>0.21</text:p>
          </table:table-cell>
          <table:table-cell office:value-type="float" office:value="0.12807533729586512" table:formula="of:=[.$C$4]/([.M4]*[.M3])" table:style-name="ce10">
            <text:p>0.13</text:p>
          </table:table-cell>
          <table:table-cell table:number-columns-repeated="16371"/>
        </table:table-row>
        <table:table-row table:style-name="ro2">
          <table:table-cell table:number-columns-repeated="6"/>
          <table:table-cell table:style-name="ce1">
            <draw:frame draw:z-index="12" draw:id="id11" draw:style-name="a31" draw:name="Gráfico 13" svg:x="0.2in" svg:y="0.20417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2">
          <table:table-cell table:style-name="ce1">
            <draw:frame draw:z-index="11" draw:id="id10" draw:style-name="a30" draw:name="Gráfico 12" svg:x="0.175in" svg:y="0.012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es" number:country="CR">
      <number:currency-symbol number:language="es" number:country="CR">₡</number:currency-symbol>
      <number:text> </number:text>
      <number:number number:decimal-places="2" number:min-integer-digits="1" number:grouping="true"/>
    </number:currency-style>
    <number:currency-style style:name="N36" number:language="es" number:country="CR">
      <style:text-properties fo:color="#FF0000"/>
      <number:text>-</number:text>
      <number:currency-symbol number:language="es" number:country="CR">₡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Adrián Rojas</dc:creator>
    <meta:creation-date>2019-06-11T10:24:21Z</meta:creation-date>
    <dc:date>2021-06-28T06:11:16Z</dc:date>
    <meta:editing-cycles>18</meta:editing-cycles>
    <meta:editing-duration>PT441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gap-width="219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2">
      <style:chart-properties chart:gap-width="219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6944in" chart:symbol-height="0.06944in" chart:connect-bars="false" chart:solid-type="cuboid" chart:stacked="true" chart:percentage="false"/>
      <style:graphic-properties draw:fill="none" draw:stroke="solid" svg:stroke-width="0.03125in" svg:stroke-color="#ed7d31" svg:stroke-opacity="100%" draw:stroke-linejoin="round" svg:stroke-linecap="round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Optimizations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Version</text:p>
            </chart:title>
            <chart:categories table:cell-range-address="Tareas.$D$2:.$G$2"/>
          </chart:axis>
          <chart:axis chart:dimension="y" chart:name="primary-y" chart:style-name="Axs1">
            <chart:title chart:style-name="AT01">
              <text:p text:style-name="a2" text:class-names="" text:cond-style-name="">second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3" text:class-names="" text:cond-style-name="">times faster</text:p>
            </chart:title>
          </chart:axis>
          <chart:axis chart:dimension="x" chart:name="secondary-X" chart:style-name="Axs3">
            <chart:categories table:cell-range-address="Tareas.$D$2:.$G$2"/>
          </chart:axis>
          <chart:series chart:label-cell-address="Tareas.$B$4" chart:values-cell-range-address="Tareas.$D$4:.$G$4" chart:class="chart:line" chart:attached-axis="primary-y" chart:style-name="G0S0">
            <chart:data-point chart:repeated="4"/>
          </chart:series>
          <chart:series chart:label-cell-address="Tareas.$B$5" chart:values-cell-range-address="Tareas.$D$5:.$G$5" chart:class="chart:line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gap-width="219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2">
      <style:chart-properties chart:gap-width="219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Concurrency level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hreads</text:p>
            </chart:title>
            <chart:categories table:cell-range-address="Tareas.$H$2:.$M$2"/>
          </chart:axis>
          <chart:axis chart:dimension="y" chart:name="primary-y" chart:style-name="Axs1">
            <chart:title chart:style-name="AT01">
              <text:p text:style-name="a2" text:class-names="" text:cond-style-name="">seconds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3" text:class-names="" text:cond-style-name="">times faster</text:p>
            </chart:title>
          </chart:axis>
          <chart:axis chart:dimension="x" chart:name="secondary-X" chart:style-name="Axs3">
            <chart:categories table:cell-range-address="Tareas.$H$2:.$M$2"/>
          </chart:axis>
          <chart:series chart:label-cell-address="Tareas.$B$5" chart:values-cell-range-address="Tareas.$H$5:.$M$5" chart:class="chart:line" chart:attached-axis="primary-y" chart:style-name="G0S0">
            <chart:data-point chart:repeated="6"/>
          </chart:series>
          <chart:series chart:label-cell-address="Tareas.$B$6" chart:values-cell-range-address="Tareas.$H$6:.$M$6" chart:class="chart:line" chart:attached-axis="secondary-y" chart:style-name="G1S0">
            <chart:data-point chart:repeated="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